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7000003637BAC655A1FD1330E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BM Plex Sans" svg:font-family="'IBM Plex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35cm" fo:min-width="1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4.35cm" fo:min-width="3.3cm"/>
    </style:style>
    <style:style style:name="gr5" style:family="graphic" style:parent-style-name="standard">
      <style:graphic-properties draw:textarea-horizontal-align="justify" draw:textarea-vertical-align="middle" draw:auto-grow-height="false" fo:min-height="2.05cm" fo:min-width="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9cm" fo:min-width="3.389cm"/>
    </style:style>
    <style:style style:name="P1" style:family="paragraph">
      <style:paragraph-properties fo:text-align="center"/>
    </style:style>
    <style:style style:name="P2" style:family="paragraph">
      <style:text-properties style:font-name="IBM Plex Sans" fo:font-size="16pt"/>
    </style:style>
    <style:style style:name="P3" style:family="paragraph">
      <loext:graphic-properties draw:fill="none" draw:fill-color="#ffffff"/>
      <style:text-properties style:font-name="IBM Plex Sans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853cm" svg:height="13.331cm" svg:x="6.447cm" svg:y="2.969cm">
          <draw:image xlink:href="Pictures/1000020100000407000003637BAC655A1FD1330E.png" xlink:type="simple" xlink:show="embed" xlink:actuate="onLoad">
            <text:p/>
          </draw:image>
        </draw:frame>
        <draw:custom-shape draw:style-name="gr2" draw:text-style-name="P1" draw:layer="layout" svg:width="10.8cm" svg:height="4.6cm" svg:x="6.5cm" svg:y="8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72cm" svg:height="0.979cm" svg:x="10.7cm" svg:y="9.821cm">
          <draw:text-box>
            <text:p text:style-name="P2">MiniApp</text:p>
          </draw:text-box>
        </draw:frame>
        <draw:custom-shape draw:style-name="gr4" draw:text-style-name="P1" draw:layer="layout" svg:width="3.8cm" svg:height="4.6cm" svg:x="17.5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5cm" svg:height="2.3cm" svg:x="6.5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5cm" svg:height="2.3cm" svg:x="14.2cm" svg:y="13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8cm" svg:height="0.979cm" svg:x="10.02cm" svg:y="14.221cm">
          <draw:text-box>
            <text:p text:style-name="P2">BackendCard</text:p>
          </draw:text-box>
        </draw:frame>
        <draw:frame draw:style-name="gr6" draw:text-style-name="P3" draw:layer="layout" svg:width="3.689cm" svg:height="0.979cm" svg:x="17.711cm" svg:y="10.221cm">
          <draw:text-box>
            <text:p text:style-name="P2">ControlBar</text:p>
          </draw:text-box>
        </draw:frame>
        <draw:frame draw:style-name="gr3" draw:text-style-name="P3" draw:layer="layout" svg:width="2.885cm" svg:height="0.979cm" svg:x="18.6cm" svg:y="14.121cm">
          <draw:text-box>
            <text:p text:style-name="P2">AuthCar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BM Plex Sans" svg:font-family="'IBM Plex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0000" draw:marker-start-width="0.2cm" draw:marker-start-center="false" draw:marker-end-width="0.2cm" draw:marker-end-center="false" draw:fill="solid" draw:fill-color="#d7e9fc" draw:opacity="30%" draw:textarea-horizontal-align="justify" fo:padding-top="0.125cm" fo:padding-bottom="0.125cm" fo:padding-left="0.25cm" fo:padding-right="0.25cm" draw:shadow="hidden" draw:shadow-offset-x="0.2cm" draw:shadow-offset-y="0.2cm" draw:shadow-color="#808080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3465a4" draw:fill="none" draw:fill-gradient-name="Gradient_20_2" draw:fill-hatch-name="Hatching_20_1" draw:fill-image-name="Bitmap_20_1" draw:shadow="hidden" draw:shadow-opacity="6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nguaro Barreno</meta:initial-creator>
    <meta:creation-date>2020-05-28T10:48:03.517403689</meta:creation-date>
    <dc:date>2020-05-28T11:14:45.372803285</dc:date>
    <dc:creator>Tinguaro Barreno</dc:creator>
    <meta:editing-duration>PT3M9S</meta:editing-duration>
    <meta:editing-cycles>1</meta:editing-cycles>
    <meta:document-statistic meta:object-count="9"/>
    <meta:generator>LibreOffice/5.3.6.1$Linux_X86_64 LibreOffice_project/30$Build-1</meta:generator>
  </office:meta>
</office:document-meta>
</file>